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6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1" style:font-size-asian="28pt" style:font-weight-asian="bold" style:font-name-complex="Segoe UI1" style:font-size-complex="28pt" style:font-weight-complex="bold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7" style:family="text">
      <style:text-properties fo:color="#ffffff" style:font-name="Segoe UI Semibold" fo:font-size="20pt" fo:text-shadow="none" style:font-name-asian="Segoe UI1" style:font-size-asian="20pt" style:font-name-complex="Segoe UI1" style:font-size-complex="20pt"/>
    </style:style>
    <style:style style:name="T8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style:style style:name="T9" style:family="text">
      <style:text-properties fo:color="#000000" style:font-name="Segoe UI" fo:font-size="26pt" fo:text-shadow="1pt 1pt" style:font-name-asian="Segoe UI1" style:font-size-asian="26pt" style:font-name-complex="Segoe UI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350</text:span></text:p>
            <text:p text:style-name="P1"><text:span text:style-name="T2">“</text:span><text:span text:style-name="T2">Come, Thou Precious Ransom, Come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4.892cm" svg:height="5.588cm" svg:x="1.27cm" svg:y="1.016cm">
          <draw:text-box>
            <text:p text:style-name="P1"><text:span text:style-name="T3">1. </text:span><text:span text:style-name="T4">Come, Thou precious Ransom, come,</text:span><text:span text:style-name="T4"><text:line-break/></text:span><text:span text:style-name="T4">Only hope for sinful mortals!</text:span><text:span text:style-name="T4"><text:line-break/></text:span><text:span text:style-name="T4">Come, O Savior of the worl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4" draw:layer="layout" svg:width="24.13cm" svg:height="5.334cm" svg:x="2.032cm" svg:y="1.016cm">
          <draw:text-box>
            <text:p text:style-name="P1"><text:span text:style-name="T4">Open are to Thee all portals.</text:span></text:p>
            <text:p text:style-name="P1"><text:span text:style-name="T4">Come, Thy beauty let us see;</text:span><text:span text:style-name="T4"><text:line-break/></text:span><text:span text:style-name="T4">Anxiously we wait for Th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4" draw:text-style-name="P5" draw:layer="layout" svg:width="24.638cm" svg:height="5.334cm" svg:x="1.524cm" svg:y="1.016cm">
          <draw:text-box>
            <text:p text:style-name="P1"><text:span text:style-name="T3">2. </text:span><text:span text:style-name="T4">Enter now my waiting heart,</text:span><text:span text:style-name="T4"><text:line-break/></text:span><text:span text:style-name="T4">Glorious King and Lord most holy.</text:span><text:span text:style-name="T4"><text:line-break/></text:span><text:span text:style-name="T4">Dwell in me and ne’er depart,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5" draw:layer="layout" svg:width="24.13cm" svg:height="5.334cm" svg:x="1.778cm" svg:y="1.016cm">
          <draw:text-box>
            <text:p text:style-name="P1"><text:span text:style-name="T4">Though I am but poor and lowly.</text:span><text:span text:style-name="T4"><text:line-break/></text:span><text:span text:style-name="T4">Ah, what riches will be mine</text:span><text:span text:style-name="T4"><text:line-break/></text:span><text:span text:style-name="T4">When Thou art my guest divin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5" draw:text-style-name="P4" draw:layer="layout" svg:width="24.384cm" svg:height="5.487cm" svg:x="1.778cm" svg:y="1.117cm">
          <draw:text-box>
            <text:p text:style-name="P1"><text:span text:style-name="T3">3. </text:span><text:span text:style-name="T4">My hosannas and my palms</text:span><text:span text:style-name="T4"><text:line-break/></text:span><text:span text:style-name="T4">Graciously receive, I pray Thee;</text:span><text:span text:style-name="T4"><text:line-break/></text:span><text:span text:style-name="T4">Evermore, as best I ca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6" draw:text-style-name="P4" draw:layer="layout" svg:width="24.384cm" svg:height="5.842cm" svg:x="1.778cm" svg:y="1.016cm">
          <draw:text-box>
            <text:p text:style-name="P1"><text:span text:style-name="T4">Savior, I will homage pay Thee,</text:span><text:span text:style-name="T4"><text:line-break/></text:span><text:span text:style-name="T4">And in faith I will embrace,</text:span><text:span text:style-name="T4"><text:line-break/></text:span><text:span text:style-name="T4">Lord, Thy merit through Thy gr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6" draw:text-style-name="P4" draw:layer="layout" svg:width="23.876cm" svg:height="5.842cm" svg:x="2.032cm" svg:y="1.016cm">
          <draw:text-box>
            <text:p text:style-name="P1"><text:span text:style-name="T3">4. </text:span><text:span text:style-name="T4">Hail! Hosanna, David’s Son!</text:span><text:span text:style-name="T4"><text:line-break/></text:span><text:span text:style-name="T4"> <text:s text:c="3"/>Jesus, hear our supplication!</text:span><text:span text:style-name="T4"><text:line-break/></text:span><text:span text:style-name="T4"> <text:s text:c="3"/>Let Thy kingdom, scepter, crow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7" draw:text-style-name="P5" draw:layer="layout" svg:width="24.13cm" svg:height="9.92cm" svg:x="2.286cm" svg:y="1.002cm">
          <draw:text-box>
            <text:p text:style-name="P1"><text:span text:style-name="T4">Bring us blessing and salvation,</text:span><text:span text:style-name="T4"><text:line-break/></text:span><text:span text:style-name="T4">That forever we may sing:</text:span><text:span text:style-name="T4"><text:line-break/></text:span><text:span text:style-name="T4">Hail! Hosanna to our King.</text:span></text:p>
            <text:p text:style-name="P6"><text:span text:style-name="T6"><text:line-break/></text:span><text:span text:style-name="T6"/></text:p>
            <text:p text:style-name="P6"><text:span text:style-name="T7"><text:s text:c="10"/></text:span><text:span text:style-name="T8">Public domain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5T10:35:56.882000000</meta:creation-date>
    <dc:title>Hymn template</dc:title>
    <meta:editing-duration>PT27M25S</meta:editing-duration>
    <meta:editing-cycles>14</meta:editing-cycles>
    <meta:generator>LibreOffice/6.1.3.2$Windows_X86_64 LibreOffice_project/86daf60bf00efa86ad547e59e09d6bb77c699acb</meta:generator>
    <meta:initial-creator>Arthur Hoch</meta:initial-creator>
    <dc:date>2019-01-14T15:30:31.158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4-11-25T10:35:56.554000000"/>
  </office:meta>
</office:document-meta>
</file>